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Kristýno,</text:p>
      <text:p text:style-name="Normal">v den, kdy se srdce a duše spojují nejen slovy, ale i neviditelnými pouty, bych ti rád připomenul něco výjimečného - sdílíme spolu kameny duše. Tato jedinečná vazba nás spojuje na cestě plné radosti, přesně tak, jak nám napovídá archanděl Haniel. Tvá přítomnost a smích obdařují můj svět světlem, jenž vytěsňuje stíny smutku a zklamání, a dávají mi důvod se každé ráno probudit s úsměvem. Ať již dnes obdržíš květy nebo sladkosti, pamatuj, že nejvzácnější dárek, který jsi mi kdy dala, je tvá radost a spokojenost, kterou se mnou sdílíš. Naše duše jsou do sebe zavěšeny jako hvězdy na nebeském plášti, věčně spolu, vzdorující prostoru a času.</text:p>
      <text:p text:style-name="Normal">Se všemi barvami lásky, které naše spojení poskytuje, ti přeji Valentýna plného pohody, smíchu a nekonečné radosti. Ať každý den s tebou tančí Hanielův veselý tó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